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46b" officeooo:paragraph-rsid="001f946b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22b965" officeooo:paragraph-rsid="0022b965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rsid="003f22f2" officeooo:paragraph-rsid="003f22f2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officeooo:rsid="004157e2" officeooo:paragraph-rsid="004157e2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rsid="0041d4d6" officeooo:paragraph-rsid="0041d4d6"/>
    </style:style>
    <style:style style:name="P6" style:family="paragraph" style:parent-style-name="Standard">
      <loext:graphic-properties draw:fill="none"/>
      <style:paragraph-properties fo:background-color="transparent"/>
      <style:text-properties officeooo:rsid="0041d4d6" officeooo:paragraph-rsid="0041d4d6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4268cb" officeooo:paragraph-rsid="004268cb"/>
    </style:style>
    <style:style style:name="P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3d7aa" officeooo:paragraph-rsid="0023d7aa"/>
    </style:style>
    <style:style style:name="P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80b75" officeooo:paragraph-rsid="00280b75"/>
    </style:style>
    <style:style style:name="P1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9607a" officeooo:paragraph-rsid="0029607a"/>
    </style:style>
    <style:style style:name="P1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bc42c" officeooo:paragraph-rsid="002bc42c"/>
    </style:style>
    <style:style style:name="P1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0e07d" officeooo:paragraph-rsid="0030e07d"/>
    </style:style>
    <style:style style:name="P1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36c80" officeooo:paragraph-rsid="00336c80"/>
    </style:style>
    <style:style style:name="P1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36c80" officeooo:paragraph-rsid="0034b858"/>
    </style:style>
    <style:style style:name="P1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55e5a" officeooo:paragraph-rsid="00355e5a"/>
    </style:style>
    <style:style style:name="P1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63347" officeooo:paragraph-rsid="00363347"/>
    </style:style>
    <style:style style:name="P1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80a8e" officeooo:paragraph-rsid="0039c514"/>
    </style:style>
    <style:style style:name="P1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fo:color="#ff3333" officeooo:rsid="00380a8e" officeooo:paragraph-rsid="00380a8e"/>
    </style:style>
    <style:style style:name="P1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fo:color="#ff3333" officeooo:rsid="00380a8e" officeooo:paragraph-rsid="0039c514"/>
    </style:style>
    <style:style style:name="P2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fo:color="#ff3333" officeooo:rsid="0039c514" officeooo:paragraph-rsid="0039c514"/>
    </style:style>
    <style:style style:name="P2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c6f61" officeooo:paragraph-rsid="003c6f61"/>
    </style:style>
    <style:style style:name="P2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3fcc3a" officeooo:paragraph-rsid="003fcc3a"/>
    </style:style>
    <style:style style:name="T1" style:family="text">
      <style:text-properties officeooo:rsid="0025a675"/>
    </style:style>
    <style:style style:name="T2" style:family="text">
      <style:text-properties officeooo:rsid="002b573d"/>
    </style:style>
    <style:style style:name="T3" style:family="text">
      <style:text-properties officeooo:rsid="002db7cc"/>
    </style:style>
    <style:style style:name="T4" style:family="text">
      <style:text-properties officeooo:rsid="0034b858"/>
    </style:style>
    <style:style style:name="T5" style:family="text">
      <style:text-properties officeooo:rsid="00363cd6"/>
    </style:style>
    <style:style style:name="T6" style:family="text">
      <style:text-properties officeooo:rsid="0036b5e7"/>
    </style:style>
    <style:style style:name="T7" style:family="text">
      <style:text-properties officeooo:rsid="0039c514"/>
    </style:style>
    <style:style style:name="T8" style:family="text">
      <style:text-properties officeooo:rsid="003b3fa0"/>
    </style:style>
    <style:style style:name="T9" style:family="text">
      <style:text-properties fo:color="#ff3333"/>
    </style:style>
    <style:style style:name="T10" style:family="text">
      <style:text-properties fo:color="#ff3333" officeooo:rsid="0039c514"/>
    </style:style>
    <style:style style:name="T11" style:family="text">
      <style:text-properties officeooo:rsid="003dd208"/>
    </style:style>
    <style:style style:name="T12" style:family="text">
      <style:text-properties officeooo:rsid="003fcc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апанюк Юрий Евгеньевич, <text:span text:style-name="T2">доцент ИУ-5</text:span></text:p>
      <text:p text:style-name="P1"/>
      <text:p text:style-name="P1">Базовые компоненты и интернет технологии</text:p>
      <text:p text:style-name="P1"/>
      <text:p text:style-name="P2">Почему с#? Это современный об-ектно ориенторованный язык, простой, но имеет механизмы, которых в плюсах нет. </text:p>
      <text:p text:style-name="P8">Главная изюминка — Linq. Язык разработан Хайлсбергом. С шарп — паскаль с сишным синтаксисом. <text:span text:style-name="T1">Си шарп хорош при работе с типамаи, в нем нет хаков с указателями. Язык хорош в плане написания промышленного кода. </text:span><text:s/></text:p>
      <text:p text:style-name="P8"/>
      <text:p text:style-name="P9">СИ шарп «ставит голову на место» и с него легко перейти на любой язык.</text:p>
      <text:p text:style-name="P9"/>
      <text:p text:style-name="P10">В java, c# используются виртуальные платформы. В Си шарп:</text:p>
      <text:p text:style-name="P10"><text:s/>.NET src -&gt; MS(IL) → JIT</text:p>
      <text:p text:style-name="P10"/>
      <text:p text:style-name="P10"/>
      <text:p text:style-name="P10">Так как компиляция в плюсах выполняется под некий «средний процессор» то выполнение программы как правило в плюсах идет медленнее, чем в шарпе. JIT использует любую «максимально агрессивную оптимизацию». Кроме того JIT компилятор профилирует байтовый код. Профилирует — измеряет время и другие параметры и при втором и последующих выполнениях перекомпилирует код таким образом, что тот работает быстрее. </text:p>
      <text:p text:style-name="P10"/>
      <text:p text:style-name="P11">Огромный минус у .NET — данная среда автоматически распределяет память, но она это делает, когда хочет. Это делает виртуальные системы не применимыми для работы систем реального времени. <text:span text:style-name="T3">Компиляторы добавляют некоторые добавки, которые не применимы в системах реального времени. Есть некоторые хитрые жава машины, которые были специально написаны для выполнения кода систем реального времени. </text:span></text:p>
      <text:p text:style-name="P11"/>
      <text:p text:style-name="P12">Кросплатформенность .NET</text:p>
      <text:p text:style-name="P12">.NET → Mono → .NET Core</text:p>
      <text:p text:style-name="P12"/>
      <text:p text:style-name="P13">Elixir, Erlang — хорошие темы для статей</text:p>
      <text:p text:style-name="P14">C# - не является функциональным языком программирования, но есть F#</text:p>
      <text:p text:style-name="P14"><text:span text:style-name="T4">В Ф шарпе есть такие интересные вещи, как разъединенные объединения. </text:span><text:s/></text:p>
      <text:p text:style-name="P15">Аналогом F# для Java является Scala. Его трудно преподавать, так как в нем «много чего есть». </text:p>
      <text:p text:style-name="P15"/>
      <text:p text:style-name="P16">Erlang и Hascell — чисто фоп языки, в них нет классов. В них используется теория лямбда-<text:span text:style-name="T6">ис</text:span>числений.</text:p>
      <text:p text:style-name="P16">F# и Scala — ооп язык <text:span text:style-name="T5">с возможностью функционального подхода</text:span>. </text:p>
      <text:p text:style-name="P16"/>
      <text:p text:style-name="P16"/>
      <text:p text:style-name="P18">Ресурсы: </text:p>
      <text:p text:style-name="P17"><text:a xlink:type="simple" xlink:href="https://ugapanyuk.github.io/" text:style-name="Internet_20_link" text:visited-style-name="Visited_20_Internet_20_Link"><text:span text:style-name="T9">https://</text:span></text:a><text:a xlink:type="simple" xlink:href="https://ugapanyuk.github.io/" text:style-name="Internet_20_link" text:visited-style-name="Visited_20_Internet_20_Link"><text:span text:style-name="T10">u</text:span></text:a><text:a xlink:type="simple" xlink:href="https://ugapanyuk.github.io/" text:style-name="Internet_20_link" text:visited-style-name="Visited_20_Internet_20_Link"><text:span text:style-name="T9">gapanyuk.</text:span></text:a><text:a xlink:type="simple" xlink:href="https://ugapanyuk.github.io/" text:style-name="Internet_20_link" text:visited-style-name="Visited_20_Internet_20_Link"><text:span text:style-name="T10">github.io/</text:span></text:a></text:p>
      <text:p text:style-name="P17"><text:span text:style-name="T10">Почта — </text:span><text:a xlink:type="simple" xlink:href="mailto:sfm2007@yandex.ru" text:style-name="Internet_20_link" text:visited-style-name="Visited_20_Internet_20_Link">sfm2007@yandex.ru</text:a></text:p>
      <text:p text:style-name="P20">C# для профессионалов Кристиан На<text:span text:style-name="T11">гел</text:span></text:p>
      <text:p text:style-name="P19"><text:span text:style-name="T7">padabun <text:s/>- русские книги по программированию</text:span> </text:p>
      <text:p text:style-name="P20">libgen.io — новые <text:span text:style-name="T8">научные </text:span>книги на английском</text:p>
      <text:p text:style-name="P21"/>
      <text:p text:style-name="P22">Курсы:</text:p>
      <text:list xml:id="list5824963271633709613" text:style-name="L1">
        <text:list-item>
          <text:p text:style-name="P3">Coursera.org</text:p>
        </text:list-item>
        <text:list-item>
          <text:p text:style-name="P3">Stepic.org — <text:span text:style-name="T12">полезно пройти курсы по матстату для работы с машинным обучением</text:span></text:p>
        </text:list-item>
        <text:list-item>
          <text:p text:style-name="P4"><text:soft-page-break/>udacity.com</text:p>
        </text:list-item>
        <text:list-item>
          <text:p text:style-name="P5">openedu.ru</text:p>
        </text:list-item>
      </text:list>
      <text:p text:style-name="P6"/>
      <text:p text:style-name="P7">Лабораторные работы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2:49.211209455</meta:creation-date>
    <dc:date>2018-09-03T15:42:54.316758382</dc:date>
    <meta:editing-duration>PT1H9M52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309" meta:character-count="2150" meta:non-whitespace-character-count="1851"/>
  </office:meta>
</office:document-meta>
</file>